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fcd0b" officeooo:paragraph-rsid="000fc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 dark , damp place, many prison-like cells could be seen. Thses cells were on both sides of the underground space, with one end with a stairway and the other end with a slightly bigger and better cell. There must atleaast <text:s/>eight cells on each side, with each <text:s/>cell seperated by 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18:00:45.341000000</meta:creation-date>
    <dc:date>2022-09-22T18:23:42.243000000</dc:date>
    <meta:editing-duration>PT29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" meta:word-count="53" meta:character-count="284" meta:non-whitespace-character-count="229"/>
  </office:meta>
</office:document-meta>
</file>